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start" style:justify-single-word="false"/>
      <style:text-properties style:font-name="Times New Roman"/>
    </style:style>
    <style:style style:name="P7" style:family="paragraph" style:parent-style-name="Heading_20_2">
      <style:paragraph-properties fo:text-align="center" style:justify-single-word="false"/>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margin-top="0cm" fo:margin-bottom="0.499cm"/>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glar Advanced</text:p>
      <text:p text:style-name="P5"/>
      <text:p text:style-name="P5"/>
      <text:p text:style-name="P5">Load components dynamicaly </text:p>
      <text:p text:style-name="P4"><text:span text:style-name="T2"/></text:p>
      <text:p text:style-name="P4"><text:a xlink:type="simple" xlink:href="https://angular.io/guide/dynamic-component-loader" text:style-name="Internet_20_link" text:visited-style-name="Visited_20_Internet_20_Link"><text:span text:style-name="T2">https://angular.io/guide/dynamic-component-loader</text:span></text:a></text:p>
      <text:p text:style-name="P6"/>
      <text:p text:style-name="P5"/>
      <text:p text:style-name="P5">TODO Angular elements </text:p>
      <text:p text:style-name="P5"/>
      <text:p text:style-name="P4"><text:a xlink:type="simple" xlink:href="https://angular.io/guide/elements" text:style-name="Internet_20_link" text:visited-style-name="Visited_20_Internet_20_Link"><text:span text:style-name="T2">https://angular.io/guide/elements</text:span></text:a></text:p>
      <text:p text:style-name="P6"/>
      <text:p text:style-name="P6"/>
      <text:p text:style-name="P5">Attribute directives </text:p>
      <text:p text:style-name="P5"/>
      <text:p text:style-name="P4"><text:span text:style-name="T2">Attribute directives listen to and modify the behavior of other HTML elements, attributes, properties, and components. You usually apply them to elements as if they were HTML attributes, hence the name. Example: </text:span><text:a xlink:type="simple" xlink:href="https://angular.io/guide/built-in-directives#ngClass" text:style-name="Internet_20_link" text:visited-style-name="Visited_20_Internet_20_Link"><text:span text:style-name="Source_20_Text"><text:span text:style-name="T2">NgClass</text:span></text:span></text:a><text:span text:style-name="T2"> </text:span><text:a xlink:type="simple" xlink:href="https://angular.io/guide/built-in-directives#ngClass" text:style-name="Internet_20_link" text:visited-style-name="Visited_20_Internet_20_Link"><text:span text:style-name="Source_20_Text"><text:span text:style-name="T2">Ng</text:span></text:span></text:a><text:span text:style-name="Source_20_Text"><text:span text:style-name="T2">Style, NgModel</text:span></text:span></text:p>
      <text:p text:style-name="P4"><text:span text:style-name="Source_20_Text"><text:span text:style-name="T2">How to create: https://angular.io/guide/attribute-directives</text:span></text:span></text:p>
      <text:p text:style-name="P4"><text:span text:style-name="Source_20_Text"><text:span text:style-name="T2"/></text:span></text:p>
      <text:h text:style-name="P7" text:outline-level="2"><text:span text:style-name="Source_20_Text"><text:span text:style-name="Emphasis"><text:span text:style-name="T4">Structural</text:span></text:span></text:span><text:span text:style-name="Source_20_Text"><text:span text:style-name="T4"> directives</text:span></text:span></text:h>
      <text:p text:style-name="P1"><text:span text:style-name="Source_20_Text"><text:span text:style-name="T4"/></text:span></text:p>
      <text:p text:style-name="P2"><text:span text:style-name="Source_20_Text"><text:span text:style-name="T4">Structural directives are responsible for HTML layout. They shape or reshape the DOM's structure, typically by adding, removing, and manipulating the host elements to which they are attached. <text:line-break/>Example: Ngif, NgFor, NgSwitch.</text:span></text:span></text:p>
      <text:p text:style-name="P2"><text:span text:style-name="Source_20_Text"><text:span text:style-name="T4">So basically: Every time you want to restructure something in the DOM you use a structural directive. </text:span></text:span></text:p>
      <text:p text:style-name="P2">You can apply many <text:span text:style-name="Source_20_Text"><text:span text:style-name="Emphasis"><text:span text:style-name="T3">attribute</text:span></text:span></text:span><text:span text:style-name="Source_20_Text"><text:span text:style-name="T4"> directives to one host element. You can </text:span></text:span><text:a xlink:type="simple" xlink:href="https://angular.io/guide/structural-directives#one-per-element" text:style-name="Internet_20_link" text:visited-style-name="Visited_20_Internet_20_Link"><text:span text:style-name="Source_20_Text"><text:span text:style-name="T4">only apply one</text:span></text:span></text:a><text:span text:style-name="Source_20_Text"><text:span text:style-name="T4"> </text:span></text:span><text:span text:style-name="Source_20_Text"><text:span text:style-name="Emphasis"><text:span text:style-name="T3">structural</text:span></text:span></text:span><text:span text:style-name="Source_20_Text"><text:span text:style-name="T4"> directive to a host element. </text:span></text:span></text:p>
      <text:p text:style-name="P2"><text:span text:style-name="Source_20_Text"><text:span text:style-name="T1"/></text:span></text:p>
      <text:p text:style-name="P8"><text:span text:style-name="Source_20_Text"><text:span text:style-name="T1">&lt;div *</text:span></text:span><text:a xlink:type="simple" xlink:href="https://angular.io/api/common/NgIf" text:style-name="Internet_20_link" text:visited-style-name="Visited_20_Internet_20_Link"><text:span text:style-name="Source_20_Text"><text:span text:style-name="T1">ngIf</text:span></text:span></text:a><text:span text:style-name="Source_20_Text"><text:span text:style-name="T1">="hero" class="name"&gt;{{hero.name}}&lt;/div&gt;</text:span></text:span></text:p>
      <text:p text:style-name="P2"><text:span text:style-name="Source_20_Text"><text:span text:style-name="T4">Internally, Angular translates the </text:span></text:span><text:span text:style-name="Source_20_Text"><text:span text:style-name="T1">*</text:span></text:span><text:a xlink:type="simple" xlink:href="https://angular.io/api/common/NgIf" text:style-name="Internet_20_link" text:visited-style-name="Visited_20_Internet_20_Link"><text:span text:style-name="Source_20_Text"><text:span text:style-name="T1">ngIf</text:span></text:span></text:a><text:span text:style-name="Source_20_Text"><text:span text:style-name="T4"> </text:span></text:span><text:span text:style-name="Source_20_Text"><text:span text:style-name="Emphasis"><text:span text:style-name="T3">attribute</text:span></text:span></text:span><text:span text:style-name="Source_20_Text"><text:span text:style-name="T4"> into a </text:span></text:span><text:span text:style-name="Source_20_Text"><text:span text:style-name="T1">&lt;ng-template&gt;</text:span></text:span><text:span text:style-name="Source_20_Text"><text:span text:style-name="T4"> </text:span></text:span><text:span text:style-name="Source_20_Text"><text:span text:style-name="Emphasis"><text:span text:style-name="T3">element</text:span></text:span></text:span><text:span text:style-name="Source_20_Text"><text:span text:style-name="T4">, wrapped around the host element, like this. </text:span></text:span></text:p>
      <text:p text:style-name="P2"><text:span text:style-name="Source_20_Text"><text:span text:style-name="T1">&lt;ng-template [</text:span></text:span><text:a xlink:type="simple" xlink:href="https://angular.io/api/common/NgIf" text:style-name="Internet_20_link" text:visited-style-name="Visited_20_Internet_20_Link"><text:span text:style-name="Source_20_Text"><text:span text:style-name="T1">ngIf</text:span></text:span></text:a><text:span text:style-name="Source_20_Text"><text:span text:style-name="T1">]="hero"&gt;</text:span></text:span></text:p>
      <text:p text:style-name="Preformatted_20_Text"><text:span text:style-name="Source_20_Text"><text:s text:c="2"/>&lt;div class="name"&gt;{{hero.name}}&lt;/div&gt;</text:span></text:p>
      <text:p text:style-name="P9"><text:span text:style-name="Source_20_Text">&lt;/ng-template&gt;</text:span></text:p>
      <text:p text:style-name="P9"><text:span text:style-name="Source_20_Text">Read: <text:line-break/>https://dev.to/janhommes/the-power-of-structural-directives-23fg<text:line-break/>https://itnext.io/angular-structural-directives-b54ea21b39a7</text:span></text:p>
      <text:p text:style-name="P9"><text:span text:style-name="Source_20_Text">How to create: https://angular.io/guide/structural-directives</text:span></text:p>
      <text:p text:style-name="P2"><text:span text:style-name="Source_20_Text"><text:span text:style-name="T4"/></text:span></text:p>
      <text:p text:style-name="P1"><text:span text:style-name="Source_20_Text"><text:span text:style-name="T4">Component directive (component)</text:span></text:span></text:p>
      <text:p text:style-name="P1"><text:span text:style-name="Source_20_Text"><text:span text:style-name="T4"/></text:span></text:p>
      <text:p text:style-name="P2"><text:span text:style-name="Source_20_Text"><text:span text:style-name="T4">A </text:span></text:span><text:span text:style-name="Source_20_Text"><text:span text:style-name="Emphasis"><text:span text:style-name="T3">component</text:span></text:span></text:span><text:span text:style-name="Source_20_Text"><text:span text:style-name="T4"> manages a region of HTML in the manner of a native HTML element. Technically it's a directive with a template. </text:span></text:span></text:p>
      <text:p text:style-name="P4"><text:soft-page-break/><text:span text:style-name="Source_20_Text"><text:span text:style-name="T2"/></text:span></text:p>
      <text:p text:style-name="P4"><text:span text:style-name="Source_20_Text"><text:span text:style-name="T2"/></text:span></text:p>
      <text:p text:style-name="P3"><text:span text:style-name="Source_20_Text"><text:span text:style-name="T2">TODO Angular Directives</text:span></text:span></text:p>
      <text:p text:style-name="P3"><text:span text:style-name="Source_20_Text"><text:span text:style-name="T2"/></text:span></text:p>
      <text:p text:style-name="P3"><text:span text:style-name="Source_20_Text"><text:span text:style-name="T2"/></text:span></text:p>
      <text:p text:style-name="P4"><text:span text:style-name="Source_20_Text"><text:span text:style-name="T2"/></text:span></text:p>
      <text:p text:style-name="P3"><text:span text:style-name="Source_20_Text"><text:span text:style-name="T2">DI in Angular</text:span></text:span></text:p>
      <text:p text:style-name="P3"><text:span text:style-name="Source_20_Text"><text:span text:style-name="T2"/></text:span></text:p>
      <text:p text:style-name="P4"><text:span text:style-name="Source_20_Text"><text:span text:style-name="T2">Dependencies are services or objects that a class needs to perform its function. Dependency injection, or DI, is a design pattern in which a class requests dependencies from external sources rather than creating them. </text:span></text:span></text:p>
      <text:p text:style-name="P4"><text:span text:style-name="Source_20_Text"><text:span text:style-name="T2"/></text:span></text:p>
      <text:p text:style-name="P2"><text:span text:style-name="Source_20_Text"><text:span text:style-name="T2">The DI framework in Angular consists of 4 concepts working together:<text:line-break/></text:span></text:span>Token <text:line-break/><text:tab/>This uniquely identifies something that we want injected. A <text:span text:style-name="Emphasis">dependency</text:span> of our code.<text:line-break/><text:tab/>We can use strings as tokens or type tokents (class) or InjectionToken obj<text:line-break/>Dependency <text:line-break/><text:tab/>The actual code we want injected.<text:line-break/>Provider <text:line-break/><text:tab/>This is a map between a <text:span text:style-name="Emphasis">token</text:span> and a list of <text:span text:style-name="Emphasis">dependencies</text:span>.<text:line-break/><text:tab/>Configuration for injector<text:line-break/><text:tab/>We can make two tokens map to the same <text:span text:style-name="Emphasis">thing</text:span> via aliases useExisting<text:line-break/><text:tab/>you can provide simple value use <text:span text:style-name="Source_20_Text">useValue (api key) (Object.freeze read <text:tab/>¸<text:tab/>only)<text:line-break/><text:tab/></text:span><text:bookmark text:name="_code_usefactory_code"/><text:a xlink:type="simple" xlink:href="https://codecraft.tv/courses/angular/dependency-injection-and-providers/providers/#_code_usefactory_code" text:style-name="Internet_20_link" text:visited-style-name="Visited_20_Internet_20_Link"><text:span text:style-name="Source_20_Text">useFactory</text:span></text:a></text:p>
      <text:p text:style-name="P2">Injector <text:line-break/><text:tab/>This is a function which when passed a <text:span text:style-name="Emphasis">token</text:span> returns a <text:span text:style-name="Emphasis">dependency</text:span> (or list of dependencies).<text:line-break/><text:tab/>We say that an injector <text:span text:style-name="Emphasis">resolves</text:span> a token into a dependency. <text:line-break/><text:tab/>Normally we never need to implement an <text:span text:style-name="Emphasis">injector</text:span>. Angular handles low-level injectable <text:tab/>implementation details for us and typically we just configure it to give us the behaviour we <text:tab/>want. </text:p>
      <text:p text:style-name="P2"><text:tab/>The injector doesn’t return the class, but an <text:span text:style-name="Emphasis">instance</text:span> of the class instantiated with <text:span text:style-name="Source_20_Text">new<text:line-break/><text:tab/>The dependencies returned from injectors are cached. So <text:tab/>multiple calls to the </text:span><text:span text:style-name="Source_20_Text"><text:span text:style-name="Emphasis">same</text:span></text:span><text:span text:style-name="Source_20_Text"> injector for the </text:span><text:span text:style-name="Source_20_Text"><text:span text:style-name="Emphasis">same</text:span></text:span><text:span text:style-name="Source_20_Text"> token will <text:tab/>return the </text:span><text:span text:style-name="Source_20_Text"><text:span text:style-name="Emphasis">same</text:span></text:span><text:span text:style-name="Source_20_Text"> instance </text:span><text:s/></text:p>
      <text:p text:style-name="P2"/>
      <text:p text:style-name="P2">Injectors can have one or more <text:span text:style-name="Emphasis">child</text:span> injectors. These behave just like the parent injector with a few additions. </text:p>
      <text:p text:style-name="P2"><text:tab/>Each injector creates its own <text:span text:style-name="Emphasis">instance</text:span> of a dependency. </text:p>
      <text:p text:style-name="P2"><text:tab/>Child injectors forward requests to their parent injector if they can’t resolve the token <text:tab/>locally. </text:p>
      <text:p text:style-name="P4"><text:span text:style-name="Source_20_Text"><text:span text:style-name="T2"/></text:span></text:p>
      <text:p text:style-name="P4"><text:span text:style-name="Source_20_Text"><text:span text:style-name="T2">By configuring providers, you can make services available to the parts of your application that need them. </text:span></text:span></text:p>
      <text:p text:style-name="P4"><text:span text:style-name="Source_20_Text"><text:span text:style-name="T2"/></text:span></text:p>
      <text:p text:style-name="P3"><text:span text:style-name="Source_20_Text"><text:span text:style-name="T2">Stao: https://codecraft.tv/courses/angular/dependency-injection-and-providers/configur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5T21:37:08.90</meta:creation-date>
    <dc:date>2020-12-25T23:06:07.15</dc:date>
    <meta:editing-duration>PT1H28M33S</meta:editing-duration>
    <meta:editing-cycles>49</meta:editing-cycles>
    <meta:generator>OpenOffice/4.1.7$Win32 OpenOffice.org_project/417m1$Build-9800</meta:generator>
    <meta:document-statistic meta:table-count="0" meta:image-count="0" meta:object-count="0" meta:page-count="2" meta:paragraph-count="32" meta:word-count="465" meta:character-count="3392"/>
  </office:meta>
</office:document-meta>
</file>